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8a5c" officeooo:paragraph-rsid="001f8a5c"/>
    </style:style>
    <style:style style:name="P2" style:family="paragraph" style:parent-style-name="Standard">
      <style:paragraph-properties fo:text-align="center" style:justify-single-word="false"/>
      <style:text-properties officeooo:rsid="001f8a5c" officeooo:paragraph-rsid="001f8a5c"/>
    </style:style>
    <style:style style:name="P3" style:family="paragraph" style:parent-style-name="Standard">
      <style:paragraph-properties fo:text-align="justify" style:justify-single-word="false"/>
      <style:text-properties officeooo:rsid="001f8a5c" officeooo:paragraph-rsid="001f8a5c"/>
    </style:style>
    <style:style style:name="P4" style:family="paragraph" style:parent-style-name="Standard">
      <style:paragraph-properties fo:text-align="justify" style:justify-single-word="false"/>
      <style:text-properties officeooo:rsid="00203e0b" officeooo:paragraph-rsid="00203e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gusto Hidalgo 13-10665</text:p>
      <text:p text:style-name="P1">Jose Luis Acevedo 13-10006</text:p>
      <text:p text:style-name="P1">Ingeniería de Software – Laboratorio</text:p>
      <text:p text:style-name="P1"/>
      <text:p text:style-name="P2">Tarea 2</text:p>
      <text:p text:style-name="P3"/>
      <text:p text:style-name="P3">Introducción</text:p>
      <text:p text:style-name="P3">La tarea consistió en realizar un sencillo programa que calculara el precio de un servicio según el tiempo que duró y las tarifas definidas para horas en día de semana y horas en días de fin de semana. La idea de la tarea era familiarizarnos con dos herramientas. El manejador de versiones git, y el marco <text:s/>de pruebas unitarias pyunit.</text:p>
      <text:p text:style-name="P3"/>
      <text:p text:style-name="P3">Cuerpo</text:p>
      <text:p text:style-name="P3">El desarrollo del programa como tal fue realmente sencillo, no hubo mucho que pensar ni implementar. El desafío estuvo en aprender a utilizar git (que uno de los integrantes nunca había usado) y en desarrollar los casos de prueba. Después de entender la sintaxis y modo de uso de la herramienta pyunit, se hizo muy agradabla de usar, es realmente sencilla y ahorra muchísimo trabajo a la hora de ir probando casos repetidas veces.</text:p>
      <text:p text:style-name="P3">José A. escribió la aplicación (con algunas sugerencias de Augusto H.), entre los dos realizamos los casos de prueba, buscando donde se pudiese romper el programa, y Augusto H. realizó el presente informe.</text:p>
      <text:p text:style-name="P4">Utilizamos una rama para el desarrollo de la aplicación, una para el desarrollo de los casos de prueba y otra para el informe.</text:p>
      <text:p text:style-name="P3"/>
      <text:p text:style-name="P3">Conclusión</text:p>
      <text:p text:style-name="P3">El marco de pruebas pyunit puede ahorrar muchísimo trabajo a la hora de realizar pruebas de un software en desarrollo, escribiéndolas una sola vez y realizandolas todas con el correr de un solo archivo. </text:p>
      <text:p text:style-name="P3">El manejador de versiones git, usado correctamente(dividiendose el trabajo entre los integrantes en un diseño modular aceptable) puede hacer el trabajar en equipos muy fácil, claro que con trabajos más complejos con partes más interrelacionadas la sincronización entre los integrantes debe ser más al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17:48:52.400633191</meta:creation-date>
    <dc:date>2017-01-26T18:03:01.744275626</dc:date>
    <meta:editing-duration>PT1M28S</meta:editing-duration>
    <meta:editing-cycles>2</meta:editing-cycles>
    <meta:generator>LibreOffice/5.1.4.2$Linux_X86_64 LibreOffice_project/10m0$Build-2</meta:generator>
    <meta:document-statistic meta:table-count="0" meta:image-count="0" meta:object-count="0" meta:page-count="1" meta:paragraph-count="13" meta:word-count="284" meta:character-count="1723" meta:non-whitespace-character-count="1449"/>
  </office:meta>
</office:document-meta>
</file>